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33333"/>
    </style:style>
    <style:style style:name="ce3" style:family="table-cell" style:parent-style-name="Default">
      <style:table-cell-properties fo:background-color="#2a6099"/>
      <style:text-properties fo:color="#000000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ce6" style:family="table-cell" style:parent-style-name="Default">
      <style:table-cell-properties fo:background-color="#333333"/>
      <style:text-properties fo:color="#ffffff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Step:</text:p>
          </table:table-cell>
          <table:table-cell table:style-name="ce2"/>
          <table:table-cell table:style-name="ce2" office:value-type="string" calcext:value-type="string">
            <text:p>Knuth</text:p>
          </table:table-cell>
          <table:table-cell table:style-name="ce2" office:value-type="string" calcext:value-type="string">
            <text:p>Sedgewick</text:p>
          </table:table-cell>
          <table:table-cell table:style-name="ce2" office:value-type="string" calcext:value-type="string">
            <text:p>Pratt</text:p>
          </table:table-cell>
          <table:table-cell table:style-name="ce6" office:value-type="string" calcext:value-type="string">
            <text:p>Tokuda</text:p>
          </table:table-cell>
          <table:table-cell table:style-name="ce2" office:value-type="string" calcext:value-type="string">
            <text:p>Shell</text:p>
          </table:table-cell>
          <table:table-cell/>
          <table:table-cell table:style-name="ce8" office:value-type="string" calcext:value-type="string">
            <text:p>Heap Sort</text:p>
          </table:table-cell>
          <table:table-cell/>
        </table:table-row>
        <table:table-row table:style-name="ro1"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Values</text:p>
          </table:table-cell>
          <table:table-cell table:number-columns-repeated="7"/>
          <table:table-cell office:value-type="string" calcext:value-type="string">
            <text:p>in sec.</text:p>
          </table:table-cell>
        </table:table-row>
        <table:table-row table:style-name="ro1">
          <table:table-cell office:value-type="string" calcext:value-type="string">
            <text:p><text:s text:c="2"/>-10 | 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2857" calcext:value-type="float">
            <text:p>0.00372857</text:p>
          </table:table-cell>
          <table:table-cell office:value-type="float" office:value="0.00258013" calcext:value-type="float">
            <text:p>0.00258013</text:p>
          </table:table-cell>
          <table:table-cell office:value-type="float" office:value="0.00211122" calcext:value-type="float">
            <text:p>0.00211122</text:p>
          </table:table-cell>
          <table:table-cell office:value-type="float" office:value="0.00201177" calcext:value-type="float">
            <text:p>0.00201177</text:p>
          </table:table-cell>
          <table:table-cell office:value-type="float" office:value="0.00261288" calcext:value-type="float">
            <text:p>0.00261288</text:p>
          </table:table-cell>
          <table:table-cell/>
          <table:table-cell office:value-type="float" office:value="0.002677" calcext:value-type="float">
            <text:p>0.002677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235815" calcext:value-type="float">
            <text:p>0.0235815</text:p>
          </table:table-cell>
          <table:table-cell office:value-type="float" office:value="0.0209327" calcext:value-type="float">
            <text:p>0.0209327</text:p>
          </table:table-cell>
          <table:table-cell office:value-type="float" office:value="0.0235701" calcext:value-type="float">
            <text:p>0.0235701</text:p>
          </table:table-cell>
          <table:table-cell office:value-type="float" office:value="0.0228267" calcext:value-type="float">
            <text:p>0.0228267</text:p>
          </table:table-cell>
          <table:table-cell office:value-type="float" office:value="0.028984" calcext:value-type="float">
            <text:p>0.028984</text:p>
          </table:table-cell>
          <table:table-cell/>
          <table:table-cell office:value-type="float" office:value="0.018835" calcext:value-type="float">
            <text:p>0.018835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258304" calcext:value-type="float">
            <text:p>0.258304</text:p>
          </table:table-cell>
          <table:table-cell office:value-type="float" office:value="0.239411" calcext:value-type="float">
            <text:p>0.239411</text:p>
          </table:table-cell>
          <table:table-cell office:value-type="float" office:value="0.257187" calcext:value-type="float">
            <text:p>0.257187</text:p>
          </table:table-cell>
          <table:table-cell office:value-type="float" office:value="0.255607" calcext:value-type="float">
            <text:p>0.255607</text:p>
          </table:table-cell>
          <table:table-cell office:value-type="float" office:value="0.338111" calcext:value-type="float">
            <text:p>0.338111</text:p>
          </table:table-cell>
          <table:table-cell/>
          <table:table-cell office:value-type="float" office:value="0.210758" calcext:value-type="float">
            <text:p>0.21075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-1000 | 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22327" calcext:value-type="float">
            <text:p>0.00522327</text:p>
          </table:table-cell>
          <table:table-cell office:value-type="float" office:value="0.0058509" calcext:value-type="float">
            <text:p>0.0058509</text:p>
          </table:table-cell>
          <table:table-cell office:value-type="float" office:value="0.00359219" calcext:value-type="float">
            <text:p>0.00359219</text:p>
          </table:table-cell>
          <table:table-cell office:value-type="float" office:value="0.00366325" calcext:value-type="float">
            <text:p>0.00366325</text:p>
          </table:table-cell>
          <table:table-cell office:value-type="float" office:value="0.00415856" calcext:value-type="float">
            <text:p>0.00415856</text:p>
          </table:table-cell>
          <table:table-cell/>
          <table:table-cell office:value-type="float" office:value="0.003575" calcext:value-type="float">
            <text:p>0.003575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477223" calcext:value-type="float">
            <text:p>0.0477223</text:p>
          </table:table-cell>
          <table:table-cell office:value-type="float" office:value="0.0428112" calcext:value-type="float">
            <text:p>0.0428112</text:p>
          </table:table-cell>
          <table:table-cell office:value-type="float" office:value="0.0469176" calcext:value-type="float">
            <text:p>0.0469176</text:p>
          </table:table-cell>
          <table:table-cell office:value-type="float" office:value="0.0429787" calcext:value-type="float">
            <text:p>0.0429787</text:p>
          </table:table-cell>
          <table:table-cell office:value-type="float" office:value="0.0558352" calcext:value-type="float">
            <text:p>0.0558352</text:p>
          </table:table-cell>
          <table:table-cell/>
          <table:table-cell office:value-type="float" office:value="0.022714" calcext:value-type="float">
            <text:p>0.022714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60507" calcext:value-type="float">
            <text:p>0.60507</text:p>
          </table:table-cell>
          <table:table-cell office:value-type="float" office:value="0.452238" calcext:value-type="float">
            <text:p>0.452238</text:p>
          </table:table-cell>
          <table:table-cell office:value-type="float" office:value="0.605699" calcext:value-type="float">
            <text:p>0.605699</text:p>
          </table:table-cell>
          <table:table-cell office:value-type="float" office:value="0.469325" calcext:value-type="float">
            <text:p>0.469325</text:p>
          </table:table-cell>
          <table:table-cell office:value-type="float" office:value="0.707668" calcext:value-type="float">
            <text:p>0.707668</text:p>
          </table:table-cell>
          <table:table-cell/>
          <table:table-cell office:value-type="float" office:value="0.266309" calcext:value-type="float">
            <text:p>0.26630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-10000 | 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7149" calcext:value-type="float">
            <text:p>0.00547149</text:p>
          </table:table-cell>
          <table:table-cell office:value-type="float" office:value="0.00398385" calcext:value-type="float">
            <text:p>0.00398385</text:p>
          </table:table-cell>
          <table:table-cell office:value-type="float" office:value="0.00385869" calcext:value-type="float">
            <text:p>0.00385869</text:p>
          </table:table-cell>
          <table:table-cell office:value-type="float" office:value="0.00389286" calcext:value-type="float">
            <text:p>0.00389286</text:p>
          </table:table-cell>
          <table:table-cell office:value-type="float" office:value="0.00437618" calcext:value-type="float">
            <text:p>0.00437618</text:p>
          </table:table-cell>
          <table:table-cell/>
          <table:table-cell office:value-type="float" office:value="0.003205" calcext:value-type="float">
            <text:p>0.003205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545455" calcext:value-type="float">
            <text:p>0.0545455</text:p>
          </table:table-cell>
          <table:table-cell office:value-type="float" office:value="0.0507568" calcext:value-type="float">
            <text:p>0.0507568</text:p>
          </table:table-cell>
          <table:table-cell office:value-type="float" office:value="0.0547253" calcext:value-type="float">
            <text:p>0.0547253</text:p>
          </table:table-cell>
          <table:table-cell office:value-type="float" office:value="0.0514102" calcext:value-type="float">
            <text:p>0.0514102</text:p>
          </table:table-cell>
          <table:table-cell office:value-type="float" office:value="0.0629497" calcext:value-type="float">
            <text:p>0.0629497</text:p>
          </table:table-cell>
          <table:table-cell/>
          <table:table-cell office:value-type="float" office:value="0.023382" calcext:value-type="float">
            <text:p>0.023382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75225" calcext:value-type="float">
            <text:p>0.75225</text:p>
          </table:table-cell>
          <table:table-cell office:value-type="float" office:value="0.637984" calcext:value-type="float">
            <text:p>0.637984</text:p>
          </table:table-cell>
          <table:table-cell office:value-type="float" office:value="0.751612" calcext:value-type="float">
            <text:p>0.751612</text:p>
          </table:table-cell>
          <table:table-cell office:value-type="float" office:value="0.629645" calcext:value-type="float">
            <text:p>0.629645</text:p>
          </table:table-cell>
          <table:table-cell office:value-type="float" office:value="0.861657" calcext:value-type="float">
            <text:p>0.861657</text:p>
          </table:table-cell>
          <table:table-cell/>
          <table:table-cell office:value-type="float" office:value="0.271109" calcext:value-type="float">
            <text:p>0.271109</text:p>
          </table:table-cell>
          <table:table-cell/>
        </table:table-row>
        <table:table-row table:style-name="ro1">
          <table:table-cell table:style-name="ce5"/>
          <table:table-cell table:style-name="ce5" office:value-type="float" office:value="100000000" calcext:value-type="float">
            <text:p>100000000</text:p>
          </table:table-cell>
          <table:table-cell table:style-name="ce5" office:value-type="string" calcext:value-type="string">
            <text:p><text:s text:c="8"/>2m,44s</text:p>
          </table:table-cell>
          <table:table-cell table:style-name="ce5" office:value-type="string" calcext:value-type="string">
            <text:p><text:s text:c="7"/>1m, 14s</text:p>
          </table:table-cell>
          <table:table-cell office:value-type="string" calcext:value-type="string">
            <text:p>2m,44s</text:p>
          </table:table-cell>
          <table:table-cell table:style-name="ce5" office:value-type="string" calcext:value-type="string">
            <text:p><text:s text:c="8"/>1m,14s</text:p>
          </table:table-cell>
          <table:table-cell office:value-type="string" calcext:value-type="string">
            <text:p><text:s text:c="9"/>2m,44s</text:p>
          </table:table-cell>
          <table:table-cell/>
          <table:table-cell office:value-type="float" office:value="44.4424" calcext:value-type="float">
            <text:p>44.442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nuth step:</text:p>
          </table:table-cell>
          <table:table-cell table:number-columns-repeated="2"/>
          <table:table-cell office:value-type="string" calcext:value-type="string">
            <text:p>(3^k-1)/2, not greater than Size/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dgewick step: <text:s text:c="16"/></text:p>
          </table:table-cell>
          <table:table-cell table:number-columns-repeated="2"/>
          <table:table-cell office:value-type="string" calcext:value-type="string">
            <text:p>9*(2^k-2^(k/2))+1 k even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*2^k-6*2^((k+1)/2)+1 k od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uth(based on Pratt) step:</text:p>
          </table:table-cell>
          <table:table-cell table:number-columns-repeated="2"/>
          <table:table-cell office:value-type="string" calcext:value-type="string">
            <text:p>(3^k-1)/2, not greater than Size/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uda step: <text:s text:c="42"/>(9*(9/4)^t-4) / 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l step : </text:p>
          </table:table-cell>
          <table:table-cell table:number-columns-repeated="2"/>
          <table:table-cell office:value-type="string" calcext:value-type="string">
            <text:p>Size/2^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6:55:42.644054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7:21:06.744754359</meta:creation-date>
    <dc:date>2020-11-10T20:11:49.069845152</dc:date>
    <meta:editing-duration>PT4H29M26S</meta:editing-duration>
    <meta:editing-cycles>11</meta:editing-cycles>
    <meta:generator>LibreOffice/6.4.6.2$Linux_X86_64 LibreOffice_project/40$Build-2</meta:generator>
    <meta:document-statistic meta:table-count="1" meta:cell-count="93" meta:object-count="0"/>
  </office:meta>
</office:document-meta>
</file>